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 Extra Bold"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ntarell Extra Bold" fo:font-size="16pt" officeooo:rsid="0014df24" officeooo:paragraph-rsid="0014df24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Cantarell Extra Bold" fo:font-size="12pt" officeooo:rsid="0014df24" officeooo:paragraph-rsid="0014df24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antarell" fo:font-size="12pt" officeooo:rsid="0014df24" officeooo:paragraph-rsid="0014df24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antarell Extra Bold" fo:font-size="12pt" officeooo:rsid="0016843d" officeooo:paragraph-rsid="0016843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ntarell Extra Bold" fo:font-size="14pt" officeooo:rsid="0016843d" officeooo:paragraph-rsid="0016843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antarell Extra Bold" fo:font-size="14pt" officeooo:rsid="0016843d" officeooo:paragraph-rsid="00196a6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4pt" officeooo:rsid="00177943" officeooo:paragraph-rsid="00196a61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4pt" officeooo:rsid="00177943" officeooo:paragraph-rsid="0017794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Cantarell Extra Bold" fo:font-size="14pt" officeooo:rsid="001e8e5a" officeooo:paragraph-rsid="001e8e5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4pt" officeooo:rsid="001e8e5a" officeooo:paragraph-rsid="001e8e5a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Cantarell Extra Bold" fo:font-size="14pt" officeooo:rsid="0020c9e9" officeooo:paragraph-rsid="0020c9e9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4pt" officeooo:rsid="0020c9e9" officeooo:paragraph-rsid="0020c9e9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4pt" officeooo:rsid="0022e84b" officeooo:paragraph-rsid="0022e84b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Cantarell Extra Bold" fo:font-size="14pt" officeooo:rsid="00243aa3" officeooo:paragraph-rsid="00243aa3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color="#2a6099" loext:opacity="100%" style:font-name="Cantarell Extra Bold" fo:font-size="14pt" officeooo:rsid="00243aa3" officeooo:paragraph-rsid="00243aa3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2a6099" loext:opacity="100%" style:font-name="Cantarell Extra Bold" fo:font-size="14pt" officeooo:rsid="00243aa3" officeooo:paragraph-rsid="00243aa3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ntarell Extra Bold" fo:font-size="14pt" officeooo:rsid="00243aa3" officeooo:paragraph-rsid="00243aa3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ntarell" fo:font-size="14pt" officeooo:rsid="00243aa3" officeooo:paragraph-rsid="00243aa3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antarell Extra Bold" fo:font-size="14pt" officeooo:rsid="0025ca3f" officeooo:paragraph-rsid="0025ca3f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Cantarell" fo:font-size="14pt" fo:font-weight="bold" officeooo:rsid="0025ca3f" officeooo:paragraph-rsid="0025ca3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Cantarell" fo:font-size="14pt" fo:font-weight="normal" officeooo:rsid="0025ca3f" officeooo:paragraph-rsid="0025ca3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antarell Extra Bold" fo:font-size="14pt" fo:font-weight="normal" officeooo:rsid="0025ca3f" officeooo:paragraph-rsid="0025ca3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antarell" fo:font-size="14pt" fo:font-weight="normal" officeooo:rsid="00264f72" officeooo:paragraph-rsid="0025ca3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Cantarell" fo:font-size="14pt" fo:font-weight="bold" officeooo:rsid="00264f72" officeooo:paragraph-rsid="00264f7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Cantarell" fo:font-size="14pt" fo:font-weight="normal" officeooo:rsid="00264f72" officeooo:paragraph-rsid="00264f7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Cantarell Extra Bold" fo:font-size="14pt" fo:font-weight="normal" officeooo:rsid="0027abbc" officeooo:paragraph-rsid="0027abbc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loext:opacity="100%" style:font-name="Cantarell" fo:font-size="14pt" fo:font-weight="normal" officeooo:rsid="0027abbc" officeooo:paragraph-rsid="0027abbc" style:font-size-asian="14pt" style:font-weight-asian="normal" style:font-size-complex="14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color="#000000" loext:opacity="100%" style:font-name="Cantarell" fo:font-size="14pt" fo:font-weight="normal" officeooo:rsid="0028774b" officeooo:paragraph-rsid="0028774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antarell" fo:font-size="14pt" fo:font-weight="normal" officeooo:rsid="0028774b" officeooo:paragraph-rsid="0028774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2pt" officeooo:rsid="0022e84b" officeooo:paragraph-rsid="0022e84b" style:font-size-asian="10.5pt" style:font-size-complex="12pt"/>
    </style:style>
    <style:style style:name="T1" style:family="text">
      <style:text-properties style:font-name="Cantarell" officeooo:rsid="00177943"/>
    </style:style>
    <style:style style:name="T2" style:family="text">
      <style:text-properties officeooo:rsid="00196a61"/>
    </style:style>
    <style:style style:name="T3" style:family="text">
      <style:text-properties style:font-name="Cantarell"/>
    </style:style>
    <style:style style:name="T4" style:family="text">
      <style:text-properties officeooo:rsid="0022e84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4f72" style:font-weight-asian="normal" style:font-weight-complex="normal"/>
    </style:style>
    <style:style style:name="T7" style:family="text">
      <style:text-properties officeooo:rsid="0028774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FACULDADE SÃO PAULO TECH SCHOOL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Ciência da Computação</text:p>
      <text:p text:style-name="P4"/>
      <text:p text:style-name="P4">Enzo Basseto Martelozzo</text:p>
      <text:p text:style-name="P4"/>
      <text:p text:style-name="P4"/>
      <text:p text:style-name="P4"/>
      <text:p text:style-name="P4"/>
      <text:p text:style-name="P4"/>
      <text:p text:style-name="P3">PROJETO INDIVIDUAL:</text:p>
      <text:p text:style-name="P3"/>
      <text:p text:style-name="P3"/>
      <text:p text:style-name="P5"/>
      <text:p text:style-name="P5">A importância da Arte audiovisual (Ilustrações e Animação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6">CONTEXTO:</text:p>
      <text:p text:style-name="P6"/>
      <text:p text:style-name="P7">- <text:span text:style-name="T1">A arte audiovisual, como ilustrações, esteve presente na história da humanidade desde a idade da Pedra, e vem trazendo papel notável como forma de documentação histórica que sempre nos ajudou a entender como era cada período, identificar pessoas importantes e muito mais.</text:span></text:p>
      <text:p text:style-name="P8"/>
      <text:p text:style-name="P8"><text:span text:style-name="T2">T</text:span>endo isto em mente, como pessoalmente, desde pequeno, gostei de desenhar e demonstr<text:span text:style-name="T2">ei</text:span> interesse a este nicho, foi decidido utilizar este tópico para expressar o meu gosto e trazer um guia contendo tanto fundamentos da arte, importância histórica, técnicas em ilustrações e animações e mencionar nomes de artistas inspiradores a mim de acordo com cada área de atuamento.</text:p>
      <text:p text:style-name="P8"/>
      <text:p text:style-name="P9">Além de mencionar tópicos atuais importante de discuções como o surgimento da IA e como afeta a área artística e concientizar suas diferenças em relação a verdadeira arte.</text:p>
      <text:p text:style-name="P9"/>
      <text:p text:style-name="P10">OBJETIVO:</text:p>
      <text:p text:style-name="P10"/>
      <text:p text:style-name="P10">-<text:span text:style-name="T3">Criar um site com HTML e CSS, que contém tópicos da contextualização da arte, trazer material acadêmico sobre técnicas relacionadas a tais tipos de ilustrações, referenciar artistas de grande influência e então disponibilizar um quiz em relação a todo o material disponibilizado e fornecer uma tela com indicadores sobre a média dos resultados que foram inseridos pelos usuários usando Chart.JS, com dados consultados do Banco de Dados a partir da API Node.JS.</text:span></text:p>
      <text:p text:style-name="P11"/>
      <text:p text:style-name="P11">Além de incluir ferramenta de cadastro e login dos usuários, ao usar a API para consultar o Banco de dados com os dados de login dos usuários.</text:p>
      <text:p text:style-name="P11"/>
      <text:p text:style-name="P12">JUSTIFICATIVA:</text:p>
      <text:p text:style-name="P12"/>
      <text:p text:style-name="P12">- <text:span text:style-name="T3">A justificativa para a escolha deste tema vem por questões de gostos pessoais,</text:span></text:p>
      <text:p text:style-name="P13">o que me faz gostar da arte principalmente no meio de entreterimento audiovisual vem <text:span text:style-name="T4">do impacto que me trouxe durante minha vida, a partir de séries animadas que me definiram quando pequeno, ou de perceber como algo que antes parecia tão trivial de se existir, ser algo de extrema importância Histórica e que ajudava a nos definir como humanos, sendo uma das formas mais puras de </text:span><text:soft-page-break/><text:span text:style-name="T4">se expressar a criatividade, de tanto conseguir trazer coisas não existentes na nossa realidade para nossa imaginação, quanto de em uma simples folha ser capaz de conter a história de vida de diversas pessoas que já se foram a muito tempo.</text:span></text:p>
      <text:p text:style-name="P13"/>
      <text:p text:style-name="P14">Além de que me desperta a curiosidade do resultado das respostas do quiz, para saber o gosto da maioria das pessoas em relação a este tópico.</text:p>
      <text:p text:style-name="P14"/>
      <text:p text:style-name="P15">ESCOPO:</text:p>
      <text:p text:style-name="P15"/>
      <text:list text:style-name="L1">
        <text:list-item>
          <text:p text:style-name="P16">Aplicação Web</text:p>
          <text:p text:style-name="P16"/>
        </text:list-item>
        <text:list-item>
          <text:p text:style-name="P16">Captura de Dados do quiz</text:p>
          <text:p text:style-name="P16"/>
        </text:list-item>
        <text:list-item>
          <text:p text:style-name="P16">Tela Dashboard com resultados do quiz</text:p>
          <text:p text:style-name="P16"/>
        </text:list-item>
        <text:list-item>
          <text:p text:style-name="P16">Requisição dos dados a partir de BD MySQL com API</text:p>
          <text:p text:style-name="P16"/>
        </text:list-item>
        <text:list-item>
          <text:p text:style-name="P16">Disponibilização de material artístico na aplicação Web</text:p>
          <text:p text:style-name="P16"/>
        </text:list-item>
        <text:list-item>
          <text:p text:style-name="P16">Tela de Cadastro e Login com inserção de dados no BD com API</text:p>
        </text:list-item>
      </text:list>
      <text:p text:style-name="P17"/>
      <text:p text:style-name="P18">PREMISSAS:</text:p>
      <text:p text:style-name="P18"/>
      <text:p text:style-name="P18">-<text:span text:style-name="T3"> A aplicação rodará em máquina local e todas as interações serão feitas nesta mesma máquina</text:span></text:p>
      <text:p text:style-name="P19"/>
      <text:p text:style-name="P18">-<text:span text:style-name="T3"> A máquina Host terá poder de processamento suficiente para rodar a aplicação Web</text:span></text:p>
      <text:p text:style-name="P19"/>
      <text:p text:style-name="P20">REQUISITOS FUNCIONAIS:</text:p>
      <text:p text:style-name="P20"/>
      <text:p text:style-name="P21">RF01 – <text:span text:style-name="T5">O sistema deve permitir o cadastro e login de usuários com nome, email e senha;</text:span></text:p>
      <text:p text:style-name="P22"/>
      <text:p text:style-name="P21">RF02 – <text:span text:style-name="T5">O sistema deve permitir o logout e login dos usuários;</text:span></text:p>
      <text:p text:style-name="P22"/>
      <text:p text:style-name="P21">RF03 – <text:span text:style-name="T5">O sistema deve disponibilizar um quiz para os usuários responderem;</text:span></text:p>
      <text:p text:style-name="P22"/>
      <text:p text:style-name="P21"><text:soft-page-break/>RF04 – <text:span text:style-name="T5">O sistema deve disponibilizar uma tela de Dashboard com indicadores sobre os resultados do quiz;</text:span></text:p>
      <text:p text:style-name="P22"/>
      <text:p text:style-name="P23">REQUISITOS NÃO FUNCIONAIS:</text:p>
      <text:p text:style-name="P23"/>
      <text:p text:style-name="P21">RNF01 – <text:span text:style-name="T5">Os dados de login dos usuários devem ser armazenadas de forma segura no Banco de Dados;</text:span></text:p>
      <text:p text:style-name="P22"/>
      <text:p text:style-name="P21">RNF02 – <text:span text:style-name="T5">A aplicação Web deve ter uma interface visualmente agradável com funcionalidades intuitivas</text:span><text:span text:style-name="T6">;</text:span></text:p>
      <text:p text:style-name="P24"/>
      <text:p text:style-name="P25">RNF03 – <text:span text:style-name="T5">O site deve funcionar nos principais navegadores Web (Edge, Chrome, Firefox);</text:span></text:p>
      <text:p text:style-name="P26"/>
      <text:p text:style-name="P25">RNF04 – <text:span text:style-name="T5">O site deve rodar na máquina local;</text:span></text:p>
      <text:p text:style-name="P26"/>
      <text:p text:style-name="P27">RESTRIÇÕES:</text:p>
      <text:p text:style-name="P27"/>
      <text:list text:style-name="L2">
        <text:list-item>
          <text:p text:style-name="P28">O proje<text:span text:style-name="T7">to deve ser entregue e finalizado até o prazo estabelecido pelo calendário acadêmico;</text:span></text:p>
        </text:list-item>
        <text:list-item>
          <text:p text:style-name="P29">O projeto rodará somente na maquina local;</text:p>
        </text:list-item>
      </text:list>
      <text:p text:style-name="P30"/>
      <text:p text:style-name="P30"/>
      <text:p text:style-name="P22"/>
      <text:p text:style-name="P19"/>
      <text:p text:style-name="P18"/>
      <text:p text:style-name="P14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0:25:11.239153158</meta:creation-date>
    <dc:date>2026-04-19T23:07:13.792371542</dc:date>
    <meta:editing-duration>PT9H47S</meta:editing-duration>
    <meta:editing-cycles>11</meta:editing-cycles>
    <meta:generator>LibreOffice/25.8.6.2$Linux_X86_64 LibreOffice_project/580$Build-2</meta:generator>
    <meta:document-statistic meta:table-count="0" meta:image-count="0" meta:object-count="0" meta:page-count="4" meta:paragraph-count="39" meta:word-count="613" meta:character-count="3724" meta:non-whitespace-character-count="3150"/>
  </office:meta>
</office:document-meta>
</file>